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i>S</mi>
        <mi>N</mi>
        <mrow>
          <mrow>
            <mo stretchy="false">(</mo>
            <mrow>
              <mrow>
                <mo stretchy="false">±</mo>
                <mi/>
              </mrow>
            </mrow>
            <mo stretchy="false">)</mo>
          </mrow>
        </mrow>
      </msubsup>
      <mrow>
        <mi/>
        <mo stretchy="false">=</mo>
        <mi/>
      </mrow>
      <mfrac>
        <mn>1</mn>
        <mrow>
          <mi>N</mi>
          <mtext>!</mtext>
        </mrow>
      </mfrac>
      <mi/>
      <mrow>
        <munder>
          <mo stretchy="false">∑</mo>
          <mo stretchy="false">℘</mo>
        </munder>
        <mi/>
      </mrow>
      <msup>
        <mrow>
          <mo stretchy="false">(</mo>
          <mrow>
            <mrow>
              <mo stretchy="false">±</mo>
              <mi/>
            </mrow>
          </mrow>
          <mo stretchy="false">)</mo>
        </mrow>
        <mi>p</mi>
      </msup>
      <mi/>
      <mo stretchy="false">℘</mo>
    </mrow>
    <annotation encoding="StarMath 5.0">S _N ^{(+-`)} ~=~ 1 over {N "!"} ` sum from %Ux2118 ` (+-`) ^p ` %Ux2118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0:09:38.421000000</meta:creation-date>
    <meta:generator>LibreOffice/4.1.4.2$Windows_x86 LibreOffice_project/0a0440ccc0227ad9829de5f46be37cfb6edcf72</meta:generator>
  </office:meta>
</office:document-meta>
</file>